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text-properties fo:font-size="20pt" style:font-size-asian="20pt" style:font-size-complex="20pt"/>
    </style:style>
    <style:style style:name="P2" style:parent-style-name="Título1" style:family="paragraph">
      <style:text-properties fo:font-size="20pt" style:font-size-asian="20pt" style:font-size-complex="20pt"/>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font-weight-complex="bold"/>
    </style:style>
    <style:style style:name="P11" style:parent-style-name="Párrafodelista" style:family="paragraph"/>
    <style:style style:name="P12" style:parent-style-name="Párrafodelista" style:family="paragraph"/>
    <style:style style:name="P13" style:parent-style-name="Párrafodelista" style:family="paragraph"/>
    <style:style style:name="P14" style:parent-style-name="Párrafodelista" style:family="paragraph"/>
    <style:style style:name="P15" style:parent-style-name="Título1" style:family="paragraph">
      <style:text-properties fo:font-size="20pt" style:font-size-asian="20pt" style:font-size-complex="20pt"/>
    </style:style>
  </office:automatic-styles>
  <office:body>
    <office:text text:use-soft-page-breaks="true">
      <text:h text:style-name="P1" text:outline-level="1">Practica 1</text:h>
      <text:p text:style-name="Normal">Pablo Chantada Saborido(<text:a xlink:href="mailto:pablo.chantada@udc.es" office:target-frame-name="_top" xlink:show="replace"><text:span text:style-name="Hipervínculo">pablo.chantada@udc.es</text:span></text:a>)</text:p>
      <text:p text:style-name="Normal">Pablo Verdes Sánchez(p.verdess@udc.es)</text:p>
      <text:h text:style-name="P2" text:outline-level="1">Manual de Usuario</text:h>
      <text:h text:style-name="Título2" text:outline-level="2">DEPENDENCIAS</text:h>
      <text:p text:style-name="Normal">Para ejecutar el código fuente es necesario tener instalado la librería<text:s/><text:span text:style-name="T3">Pandas</text:span><text:span text:style-name="T4">,<text:s/></text:span>una versión de<text:s/><text:span text:style-name="T5">Python 3.10</text:span><text:s/>o superior<text:s/>y las dependencias de los AVL que estarán en la carpeta de<text:s/><text:span text:style-name="T6">essentials</text:span>, para instalar la librería se puede utilizar en el siguiente comando en la consola:</text:p>
      <text:p text:style-name="Normal">pip install pandas</text:p>
      <text:h text:style-name="Título2" text:outline-level="2">EJECUCIÓN</text:h>
      <text:list text:style-name="LFO1" text:continue-numbering="true">
        <text:list-item>
          <text:p text:style-name="P7">Descomprimir el archivo zip</text:p>
        </text:list-item>
        <text:list-item>
          <text:p text:style-name="P8">Ejecutar el archivo main.py, para ello abrimos una consola de comandos y escribimos: python main.py</text:p>
        </text:list-item>
      </text:list>
      <text:p text:style-name="Normal"/>
      <text:h text:style-name="Título2" text:outline-level="2">RESULTADOS</text:h>
      <text:p text:style-name="Normal">Por pantalla se mostrará un menú con las siguientes opciones:</text:p>
      <text:list text:style-name="LFO7" text:continue-numbering="true">
        <text:list-item>
          <text:p text:style-name="P9">Cargar archivos,<text:s/><text:span text:style-name="T10">para ejecutar el resto de las operaciones es necesario cargar los archivos primero.</text:span></text:p>
        </text:list-item>
        <text:list-item>
          <text:p text:style-name="P11">Oferta Agregada, representa la operación de unión entre los dos árboles.</text:p>
        </text:list-item>
        <text:list-item>
          <text:p text:style-name="P12">Oferta Común, representa la operación de intersección entre los dos árboles.</text:p>
        </text:list-item>
        <text:list-item>
          <text:p text:style-name="P13">Estadísticas, muestra: número medio de alumnos por idioma, por nivel y los ingresos totales posibles.</text:p>
        </text:list-item>
        <text:list-item>
          <text:p text:style-name="P14">Salir</text:p>
        </text:list-item>
      </text:list>
      <text:h text:style-name="P15" text:outline-level="1">Memoria</text:h>
      <text:p text:style-name="Normal">Decidimos dividir el código en cuatro archivos: course, menu, stats y main. El primer archivo contiene la clase encargada de almacenar los cursos, no presenta ninguna función<text:s/>más<text:s/>allá de un método mágico para imprimir los datos del curso.<text:s/></text:p>
      <text:p text:style-name="Normal">El menú, a diferencia de la practica anterior, lo colocamos en un archivo a parte para facilitar su manejo y comprensión; al ser una practica que requiere más funciones de trabajo con los datos. Por el resto, presenta las funciones típicas para mostrar y ejecutar las opciones, así como la lectura de ficheros ya que es la única parte donde se ejecuta.</text:p>
      <text:p text:style-name="Normal">Para las estadísticas, seguimos el mismo método que en las anteriores practicas de crear un archivo con la clase Statistics que contiene las funciones pedidas. Estas son: media de alumnos por idioma, por nivel y ingresos totales posibles. Para esta última, calculamos los ingresos como: Precio * Alumnos * Duración; para cada curso, y la suma total del árbol ya que es como interpretamos el enunciado. Por último, añadimos una función para pasar de AVL a listas para trabajar con los DataFrames de pandas ya que nos daban problemas si usábamos los árboles directamente.</text:p>
      <text:soft-page-break/>
      <text:p text:style-name="Normal">Por último, la función de main contiene las operaciones de oferta común y<text:s/>agregada,<text:s/>así como el calculo del beneficio y la visualización. Para las operaciones de oferta recorremos el árbol A comparando un nodo contra todo el árbol B hasta encontrar uno igual y los marcamos como visto, si no ocurre (en el caso de la oferta agregada) se añade el nodo del A. Después recorremos el árbol B<text:s/>para añadir los que están solo en este. Estos dos pasos son únicos de la agregada al ser la operación de unión. Para terminar, mencionar que en el calculo del beneficio usamos una DeepCopy para no modificar el árbol original ya que teníamos un bug en el que; si realizabas varias veces una operación se modificaba el árbol que se usaba para calcular las estadísticas, dando resultados distintos en cada iteració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list-style style:name="Listaactual1" style:display-name="Lista actual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istaactual2" style:display-name="Lista actual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blo Chantada</meta:initial-creator>
    <dc:creator>Pablo Chantada</dc:creator>
    <meta:creation-date>2024-05-02T22:57:00Z</meta:creation-date>
    <dc:date>2024-05-02T22:57:00Z</dc:date>
    <meta:template xlink:href="Normal.dotm" xlink:type="simple"/>
    <meta:editing-cycles>2</meta:editing-cycles>
    <meta:editing-duration>PT240S</meta:editing-duration>
    <meta:document-statistic meta:page-count="2" meta:paragraph-count="6" meta:word-count="463" meta:character-count="3005" meta:row-count="21" meta:non-whitespace-character-count="2548"/>
  </office:meta>
</office:document-meta>
</file>